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4a303"/>
    </style:style>
    <style:style style:name="P2" style:family="paragraph" style:parent-style-name="Standard">
      <style:paragraph-properties fo:text-align="center" style:justify-single-word="false"/>
      <style:text-properties fo:color="#000000" fo:font-size="13pt" fo:font-weight="normal" officeooo:rsid="0014a303" officeooo:paragraph-rsid="0014a303" style:font-size-asian="11.3500003814697pt" style:font-weight-asian="normal" style:font-size-complex="13pt" style:font-weight-complex="normal"/>
    </style:style>
    <style:style style:name="P3" style:family="paragraph" style:parent-style-name="Standard">
      <style:paragraph-properties fo:text-align="center" style:justify-single-word="false" fo:break-before="page"/>
      <style:text-properties officeooo:paragraph-rsid="0014a303"/>
    </style:style>
    <style:style style:name="P4" style:family="paragraph" style:parent-style-name="List_20_Paragraph">
      <style:paragraph-properties fo:text-align="start" style:justify-single-word="false"/>
      <style:text-properties fo:color="#000000" fo:font-size="13pt" fo:font-weight="normal" officeooo:rsid="0014a303" officeooo:paragraph-rsid="0014a303" style:font-size-asian="11.3500003814697pt" style:font-weight-asian="normal" style:font-size-complex="13pt" style:font-weight-complex="normal"/>
    </style:style>
    <style:style style:name="P5" style:family="paragraph" style:parent-style-name="List_20_Paragraph" style:list-style-name="WWNum1">
      <style:text-properties officeooo:paragraph-rsid="0014a303"/>
    </style:style>
    <style:style style:name="P6" style:family="paragraph" style:parent-style-name="List_20_Paragraph">
      <style:paragraph-properties fo:margin-left="0in" fo:margin-right="0in" fo:text-align="start" style:justify-single-word="false" fo:text-indent="0in" style:auto-text-indent="false"/>
      <style:text-properties fo:color="#000000" fo:font-size="13pt" style:text-underline-style="none" fo:font-weight="normal" officeooo:rsid="00162df5" officeooo:paragraph-rsid="00162df5" style:font-size-asian="11.3500003814697pt" style:font-weight-asian="normal" style:font-size-complex="13pt" style:font-weight-complex="normal"/>
    </style:style>
    <style:style style:name="P7" style:family="paragraph" style:parent-style-name="List_20_Paragraph">
      <style:paragraph-properties fo:margin-left="0in" fo:margin-right="0in" fo:text-align="start" style:justify-single-word="false" fo:text-indent="0in" style:auto-text-indent="false"/>
      <style:text-properties fo:color="#000000" fo:font-size="13pt" style:text-underline-style="none" fo:font-weight="normal" officeooo:rsid="00162df5" officeooo:paragraph-rsid="00184af3" style:font-size-asian="11.3500003814697pt" style:font-weight-asian="normal" style:font-size-complex="13pt" style:font-weight-complex="normal"/>
    </style:style>
    <style:style style:name="P8" style:family="paragraph" style:parent-style-name="List_20_Paragraph">
      <style:paragraph-properties fo:margin-left="0in" fo:margin-right="0in" fo:text-align="start" style:justify-single-word="false" fo:text-indent="0in" style:auto-text-indent="false"/>
      <style:text-properties fo:color="#000000" fo:font-size="13pt" style:text-underline-style="none" fo:font-weight="normal" officeooo:rsid="0016acaf" officeooo:paragraph-rsid="0016acaf" style:font-size-asian="11.3500003814697pt" style:font-weight-asian="normal" style:font-size-complex="13pt" style:font-weight-complex="normal"/>
    </style:style>
    <style:style style:name="P9" style:family="paragraph" style:parent-style-name="List_20_Paragraph">
      <style:paragraph-properties fo:margin-left="0in" fo:margin-right="0in" fo:text-align="start" style:justify-single-word="false" fo:text-indent="0in" style:auto-text-indent="false"/>
      <style:text-properties fo:color="#000000" fo:font-size="13pt" style:text-underline-style="none" fo:font-weight="normal" officeooo:rsid="0016c1c6" officeooo:paragraph-rsid="0016c1c6" style:font-size-asian="11.3500003814697pt" style:font-weight-asian="normal" style:font-size-complex="13pt" style:font-weight-complex="normal"/>
    </style:style>
    <style:style style:name="P10" style:family="paragraph" style:parent-style-name="List_20_Paragraph">
      <style:paragraph-properties fo:margin-left="0in" fo:margin-right="0in" fo:text-align="start" style:justify-single-word="false" fo:text-indent="0in" style:auto-text-indent="false"/>
      <style:text-properties fo:color="#000000" fo:font-size="13pt" style:text-underline-style="none" fo:font-weight="normal" officeooo:rsid="00184af3" officeooo:paragraph-rsid="00184af3" style:font-size-asian="11.3500003814697pt" style:font-weight-asian="normal" style:font-size-complex="13pt" style:font-weight-complex="normal"/>
    </style:style>
    <style:style style:name="P11" style:family="paragraph" style:parent-style-name="List_20_Paragraph">
      <style:paragraph-properties fo:margin-left="0in" fo:margin-right="0in" fo:text-align="start" style:justify-single-word="false" fo:text-indent="0in" style:auto-text-indent="false"/>
      <style:text-properties fo:color="#000000" fo:font-size="13pt" style:text-underline-style="none" fo:font-weight="normal" officeooo:rsid="0019048e" officeooo:paragraph-rsid="0019048e" style:font-size-asian="11.3500003814697pt" style:font-weight-asian="normal" style:font-size-complex="13pt" style:font-weight-complex="normal"/>
    </style:style>
    <style:style style:name="P12" style:family="paragraph" style:parent-style-name="List_20_Paragraph" style:list-style-name="WWNum1">
      <style:paragraph-properties fo:margin-left="0in" fo:margin-right="0in" fo:text-align="start" style:justify-single-word="false" fo:text-indent="0in" style:auto-text-indent="false"/>
      <style:text-properties fo:color="#000000" fo:font-size="16pt" style:text-underline-style="solid" style:text-underline-width="auto" style:text-underline-color="font-color" fo:font-weight="bold" officeooo:rsid="0014a303" officeooo:paragraph-rsid="00162df5" style:font-size-asian="16pt" style:font-weight-asian="bold" style:font-size-complex="16pt" style:font-weight-complex="bold"/>
    </style:style>
    <style:style style:name="P13" style:family="paragraph" style:parent-style-name="List_20_Paragraph">
      <style:paragraph-properties fo:margin-left="0in" fo:margin-right="0in" fo:text-align="start" style:justify-single-word="false" fo:text-indent="0in" style:auto-text-indent="false"/>
      <style:text-properties fo:color="#000000" fo:font-size="16pt" style:text-underline-style="solid" style:text-underline-width="auto" style:text-underline-color="font-color" fo:font-weight="bold" officeooo:rsid="0019048e" officeooo:paragraph-rsid="0019048e" style:font-size-asian="16pt" style:font-weight-asian="bold" style:font-size-complex="16pt" style:font-weight-complex="bold"/>
    </style:style>
    <style:style style:name="P14" style:family="paragraph" style:parent-style-name="List_20_Paragraph" style:list-style-name="WWNum1">
      <style:paragraph-properties fo:margin-left="0in" fo:margin-right="0in" fo:text-align="start" style:justify-single-word="false" fo:text-indent="0in" style:auto-text-indent="false"/>
      <style:text-properties fo:color="#000000" fo:font-size="14pt" style:text-underline-style="solid" style:text-underline-width="auto" style:text-underline-color="font-color" fo:font-weight="normal" officeooo:rsid="0014a303" officeooo:paragraph-rsid="00162df5" style:font-size-asian="12.25pt" style:font-weight-asian="normal" style:font-size-complex="14pt" style:font-weight-complex="normal"/>
    </style:style>
    <style:style style:name="P15" style:family="paragraph" style:parent-style-name="List_20_Paragraph" style:list-style-name="WWNum1">
      <style:paragraph-properties fo:margin-left="0in" fo:margin-right="0in" fo:text-align="start" style:justify-single-word="false" fo:text-indent="0in" style:auto-text-indent="false"/>
      <style:text-properties fo:color="#000000" fo:font-size="14pt" style:text-underline-style="solid" style:text-underline-width="auto" style:text-underline-color="font-color" fo:font-weight="normal" officeooo:rsid="0016c1c6" officeooo:paragraph-rsid="0016c1c6" style:font-size-asian="12.25pt" style:font-weight-asian="normal" style:font-size-complex="14pt" style:font-weight-complex="normal"/>
    </style:style>
    <style:style style:name="P16" style:family="paragraph" style:parent-style-name="List_20_Paragraph">
      <style:paragraph-properties fo:margin-left="0in" fo:margin-right="0in" fo:text-align="start" style:justify-single-word="false" fo:text-indent="0in" style:auto-text-indent="false"/>
      <style:text-properties fo:color="#000000" fo:font-size="14pt" style:text-underline-style="solid" style:text-underline-width="auto" style:text-underline-color="font-color" fo:font-weight="normal" officeooo:rsid="00184af3" officeooo:paragraph-rsid="00184af3" style:font-size-asian="12.25pt" style:font-weight-asian="normal" style:font-size-complex="14pt" style:font-weight-complex="normal"/>
    </style:style>
    <style:style style:name="P17" style:family="paragraph" style:parent-style-name="List_20_Paragraph">
      <style:paragraph-properties fo:margin-left="0in" fo:margin-right="0in" fo:text-align="start" style:justify-single-word="false" fo:text-indent="0in" style:auto-text-indent="false"/>
      <style:text-properties fo:color="#000000" fo:font-size="14pt" style:text-underline-style="solid" style:text-underline-width="auto" style:text-underline-color="font-color" fo:font-weight="normal" officeooo:rsid="00184af3" officeooo:paragraph-rsid="001aac6d" style:font-size-asian="12.25pt" style:font-weight-asian="normal" style:font-size-complex="14pt" style:font-weight-complex="normal"/>
    </style:style>
    <style:style style:name="P18" style:family="paragraph" style:parent-style-name="List_20_Paragraph">
      <style:paragraph-properties fo:margin-left="0in" fo:margin-right="0in" fo:text-align="start" style:justify-single-word="false" fo:text-indent="0in" style:auto-text-indent="false"/>
      <style:text-properties fo:color="#000000" fo:font-size="14pt" style:text-underline-style="solid" style:text-underline-width="auto" style:text-underline-color="font-color" fo:font-weight="normal" officeooo:rsid="0019048e" officeooo:paragraph-rsid="0019048e" style:font-size-asian="12.25pt" style:font-weight-asian="normal" style:font-size-complex="14pt" style:font-weight-complex="normal"/>
    </style:style>
    <style:style style:name="P19" style:family="paragraph" style:parent-style-name="List_20_Paragraph">
      <style:paragraph-properties fo:margin-left="0in" fo:margin-right="0in" fo:text-align="start" style:justify-single-word="false" fo:text-indent="0in" style:auto-text-indent="false"/>
      <style:text-properties officeooo:paragraph-rsid="00184af3"/>
    </style:style>
    <style:style style:name="P20" style:family="paragraph" style:parent-style-name="List_20_Paragraph">
      <style:paragraph-properties fo:margin-left="0in" fo:margin-right="0in" fo:text-align="start" style:justify-single-word="false" fo:text-indent="0in" style:auto-text-indent="false"/>
      <style:text-properties officeooo:paragraph-rsid="0019048e"/>
    </style:style>
    <style:style style:name="T1" style:family="text">
      <style:text-properties fo:color="#0070c0" fo:font-size="18pt" fo:language="nl" fo:country="BE" fo:font-weight="bold" style:font-size-asian="18pt" style:font-weight-asian="bold"/>
    </style:style>
    <style:style style:name="T2" style:family="text">
      <style:text-properties fo:color="#0070c0" fo:font-size="18pt" fo:font-weight="bold" style:font-size-asian="18pt" style:font-weight-asian="bold"/>
    </style:style>
    <style:style style:name="T3" style:family="text">
      <style:text-properties fo:color="#002060" fo:font-size="18pt" fo:font-weight="bold" style:font-size-asian="18pt" style:font-weight-asian="bold"/>
    </style:style>
    <style:style style:name="T4" style:family="text">
      <style:text-properties fo:language="nl" fo:country="BE"/>
    </style:style>
    <style:style style:name="T5" style:family="text">
      <style:text-properties fo:language="nl" fo:country="BE"/>
    </style:style>
    <style:style style:name="T6" style:family="text">
      <style:text-properties fo:language="nl" fo:country="BE" officeooo:rsid="0016acaf"/>
    </style:style>
    <style:style style:name="T7" style:family="text">
      <style:text-properties fo:language="nl" fo:country="BE" officeooo:rsid="0016c1c6"/>
    </style:style>
    <style:style style:name="T8" style:family="text">
      <style:text-properties fo:language="nl" fo:country="BE" officeooo:rsid="0016f6e9"/>
    </style:style>
    <style:style style:name="T9" style:family="text">
      <style:text-properties fo:language="nl" fo:country="BE" officeooo:rsid="00184af3"/>
    </style:style>
    <style:style style:name="T10" style:family="text">
      <style:text-properties fo:font-size="14pt" fo:language="nl" fo:country="BE" style:text-underline-style="solid" style:text-underline-width="auto" style:text-underline-color="font-color" style:font-size-asian="12.25pt" style:font-size-complex="14pt"/>
    </style:style>
    <style:style style:name="T11" style:family="text">
      <style:text-properties fo:font-size="14pt" fo:language="nl" fo:country="BE" style:font-size-asian="12.25pt" style:font-size-complex="14pt"/>
    </style:style>
    <style:style style:name="T12" style:family="text">
      <style:text-properties fo:color="#000000" fo:font-size="13pt" fo:language="nl" fo:country="BE" style:text-underline-style="none" fo:font-weight="normal" officeooo:rsid="0019048e" style:font-size-asian="11.3500003814697pt" style:font-weight-asian="normal" style:font-size-complex="13pt" style:font-weight-complex="normal"/>
    </style:style>
    <style:style style:name="T13" style:family="text">
      <style:text-properties fo:color="#000000" fo:font-size="13pt" fo:language="nl" fo:country="BE" style:text-underline-style="none" fo:font-weight="normal" officeooo:rsid="00184af3" style:font-size-asian="11.3500003814697pt" style:font-weight-asian="normal" style:font-size-complex="13pt" style:font-weight-complex="normal"/>
    </style:style>
    <style:style style:name="T14" style:family="text">
      <style:text-properties fo:font-size="13pt" fo:language="nl" fo:country="BE" style:text-underline-style="none" style:font-size-asian="11.3500003814697pt" style:font-size-complex="13pt"/>
    </style:style>
    <style:style style:name="T15" style:family="text">
      <style:text-properties fo:font-size="13pt" fo:language="nl" fo:country="BE" style:text-underline-style="none" officeooo:rsid="0019048e" style:font-size-asian="11.3500003814697pt" style:font-size-complex="13pt"/>
    </style:style>
    <style:style style:name="T16" style:family="text">
      <style:text-properties fo:font-size="13pt" fo:language="nl" fo:country="BE" style:font-size-asian="11.3500003814697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Opdracht Basic Security – </text:span><text:span text:style-name="T3">IT Management aspect</text:span><text:span text:style-name="T2">: </text:span></text:p>
      <text:p text:style-name="P1"><text:span text:style-name="T1">InfoSec Policy</text:span></text:p>
      <text:p text:style-name="P2"><text:span text:style-name="T4"/></text:p>
      <text:p text:style-name="P4"/>
      <text:list xml:id="list1749021015" text:style-name="WWNum1">
        <text:list-header>
          <text:p text:style-name="P12">Acceptable Infrastructure Use Policy</text:p>
          <text:list>
            <text:list-header>
              <text:p text:style-name="P14"><text:span text:style-name="T4">Netwerk: Wired – Wireless: wat mag (niet), waarom? </text:span></text:p>
              <text:list>
                <text:list-item>
                  <text:list>
                    <text:list-item>
                      <text:list>
                        <text:list-item>
                          <text:list>
                            <text:list-header>
                              <text:p text:style-name="P15"><text:span text:style-name="T4">Wireless</text:span></text:p>
                            </text:list-header>
                          </text:list>
                        </text:list-item>
                      </text:list>
                    </text:list-item>
                  </text:list>
                </text:list-item>
              </text:list>
            </text:list-header>
          </text:list>
        </text:list-header>
      </text:list>
      <text:p text:style-name="P6"><text:span text:style-name="T4"/></text:p>
      <text:p text:style-name="P6"><text:span text:style-name="T4">De </text:span><text:span text:style-name="T7">docenten</text:span><text:span text:style-name="T4">: De </text:span><text:span text:style-name="T7">docenten</text:span><text:span text:style-name="T4"> mogen het draadloos netwerk enkel gebruiken in functie van hun Job. D.W.Z geen sociale media of persoonlijke emails via het draadloos netwerk.</text:span></text:p>
      <text:p text:style-name="P6"><text:span text:style-name="T4">De </text:span><text:span text:style-name="T7">docenten</text:span><text:span text:style-name="T4"> mogen ook geen illegale downloads uitvoeren/ websites bezoeken via het draadloos netwerk. Voor in te loggen op dit netwerk gebruiken ze hun eigen ID en wachtwoord van </text:span><text:span text:style-name="T6">de hogeschool. De </text:span><text:span text:style-name="T7">docenten</text:span><text:span text:style-name="T6"> krijgen wel meer rechten op andere hogeschool platformen zoals blackboard via het draaddloos netwerk.</text:span></text:p>
      <text:p text:style-name="P6"><text:span text:style-name="T4"/></text:p>
      <text:p text:style-name="P6"><text:span text:style-name="T4">Dit is zodat de </text:span><text:span text:style-name="T7">docenten</text:span><text:span text:style-name="T4"> zo min mogelijk afleiding hebben en hun zo goed mogelijk kunnen focussen op hun job. Daarnaast wordt ook al het verkeer dat langs het draadloos netwerk wordt doorgegeven opgeslagen op de locale server. Elke illegale activiteit wordt dan ook direct gezien.</text:span></text:p>
      <text:p text:style-name="P6"><text:span text:style-name="T4"/></text:p>
      <text:p text:style-name="P6"><text:span text:style-name="T4">– </text:span><text:span text:style-name="T6">studenten : De studenten mogen het draadloos enkel gebruiken in functie van hun opleiding. Hier is er ook de toepassing van geen sociale media en geen personlijke emails. Om in te loggen gebruiken de studenten hun ID en wachtwoord. Illegale downloads of illegale websites zijn ook voor de studenten streng verboden </text:span><text:span text:style-name="T7">en zijn dan ook geblokkeerd.</text:span></text:p>
      <text:p text:style-name="P6"><text:span text:style-name="T6"/></text:p>
      <text:p text:style-name="P8"><text:span text:style-name="T4">Omdat er geen sociale media of persoonlijke email beschikbaar is kunnen de studenten zich veel beter focussen op hun opleiding. Om bestanden te delen of iets te vragen kunnen ze altijd gebruik maken van slack of google docs . </text:span></text:p>
      <text:p text:style-name="P6"><text:span text:style-name="T4"/></text:p>
      <text:p text:style-name="P6"><text:span text:style-name="T4">-bezoekers : <text:s/>Bezoekers van </text:span><text:span text:style-name="T6">de hogeschool</text:span><text:span text:style-name="T4"> mogen enkel op het draadloos netwerk dat bedoeld is voor de bezoekers. Dit wordt aangeduid met het woord ‘guest’ in de wifi naam. De bezoekers dienen een aatal terms te accepteren voor ze toegang krijgen tot </text:span><text:span text:style-name="T7">het draadloos netwerk</text:span><text:span text:style-name="T4">. </text:span><text:span text:style-name="T7">Ze krijgen een vertraagd internet maar zijn vrij om op alles (binnen de wet) te surfen.</text:span></text:p>
      <text:p text:style-name="P6"><text:span text:style-name="T4"/></text:p>
      <text:p text:style-name="P9"><text:span text:style-name="T4">De bezoekers mogen vrij surfen op een vertraagd internet omdat het bezoekers zijn en geen werknemers. Dit is vertraagd zodat docenten of studenten niet op dit netwerk gaan om toch zo vrij te kunnen surfen. </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oft-page-break/><text:span text:style-name="T4">– IT dienst : De IT dienst krijgt geen toegang tot sociale media via het draadloos netwerk. Wel mogen ze op de server inloggen. </text:span><text:span text:style-name="T7">IT dienst mag via het draadloos netwerk de rechten aanpassen van elke groep. </text:span></text:p>
      <text:p text:style-name="P8"><text:span text:style-name="T4"/></text:p>
      <text:p text:style-name="P8"><text:span text:style-name="T4">// </text:span><text:span text:style-name="T7">TODO meer term guidel</text:span><text:span text:style-name="T8">i</text:span><text:span text:style-name="T7">n</text:span><text:span text:style-name="T8">e</text:span><text:span text:style-name="T7">s voor de IT dienst </text:span></text:p>
      <text:p text:style-name="P8"><text:span text:style-name="T4"/></text:p>
      <text:p text:style-name="P8"><text:span text:style-name="T4">Dit wordt gedaan zodat de IT dienst ook vanop afstand op de server kan gaan om indien mogelijk iets snel te maken. </text:span><text:span text:style-name="T7">Indien er veranderingen moeten worden gemaakt kan dan de IT dienst deze vlug aanpassen, waar ze ook zijn.</text:span></text:p>
      <text:p text:style-name="P8"><text:span text:style-name="T4"/></text:p>
      <text:p text:style-name="P8"><text:span text:style-name="T4">–</text:span><text:span text:style-name="T7"> Management: Management mag niet op sociale media via het draadloos netwerk.</text:span></text:p>
      <text:p text:style-name="P8"><text:span text:style-name="T7"/></text:p>
      <text:p text:style-name="P8"><text:span text:style-name="T4">//</text:span><text:span text:style-name="T7">TODO nog meer diensten opschrijven: </text:span></text:p>
      <text:p text:style-name="P6"><text:span text:style-name="T4"/></text:p>
      <text:p text:style-name="P9"><text:span text:style-name="T4"><text:s/></text:span><text:span text:style-name="T10">Wired</text:span></text:p>
      <text:p text:style-name="P10"><text:span text:style-name="T11"/></text:p>
      <text:p text:style-name="P7"><text:span text:style-name="T6">// </text:span><text:span text:style-name="T9">TODO, hetzelfde als wireless ?? </text:span></text:p>
      <text:p text:style-name="P19"><text:span text:style-name="T9"/></text:p>
      <text:p text:style-name="P16"><text:span text:style-name="T4">Printers</text:span></text:p>
      <text:p text:style-name="P16"><text:span text:style-name="T4"/></text:p>
      <text:p text:style-name="P17"><text:span text:style-name="T14">// </text:span><text:a xlink:type="simple" xlink:href="https://security.berkeley.edu/resources/best-practices-how-articles/system-application-security/network-printer-security-best" text:style-name="Internet_20_link" text:visited-style-name="Visited_20_Internet_20_Link"><text:span text:style-name="T4">https://security.berkeley.edu/resources/best-practices-how-articles/system-application-security/network-printer-security-best</text:span></text:a></text:p>
      <text:p text:style-name="P16"><text:span text:style-name="T14"/></text:p>
      <text:p text:style-name="P16"><text:span text:style-name="T14">– Docenten/Management/IT-dienst : De docenten mogen vrij gebruik maken van alle printers in heel de hogeschool zolang het met hun werk temaken heeft. Hierbij mogen ze afdrukken/kopiëren in kleur of in zwartwit. Dit kan via het draadloos netwerk of via een usb stick. Voor iets af te drukken via het draadloos netwerk moet er wel eerst ingelogd worden. Via de usb stick moet er eerst een badge gescanned worden van de docent</text:span></text:p>
      <text:p text:style-name="P16"><text:span text:style-name="T14"/></text:p>
      <text:p text:style-name="P16"><text:span text:style-name="T14">De docenten werken al voor school dus mogen ook gratis gebruik maken hiervan. Het inloggen is om te voorkomen dat er andere mensen ook gratis gaan afdrukken. De badge is er om ook zo locaal te controleren of de persoon een docent is.</text:span></text:p>
      <text:p text:style-name="P16"><text:span text:style-name="T14"/></text:p>
      <text:p text:style-name="P16"><text:span text:style-name="T14">– Studenten : De studenten moeten een kleine prijs betalen per papier dat afgedrukt wordt en kan dit enkel lokaal aan de printer doen met een usb en hun badge. De Student moet een verschillende prijs betalen afhangend van welk soort afdrukopties hij/zij kiest.Studenten mogen ook niet via een andere optie met de printer verbinden (LAN).</text:span></text:p>
      <text:p text:style-name="P16"><text:span text:style-name="T14"/></text:p>
      <text:p text:style-name="P16"><text:span text:style-name="T14">De student mag niet via het netwerk afdrukken omdat ze dan iets fout kunnen afdrukken zonder enige gevolgen. De badge is er om zo en prijs van hun kaart af te trekken. Om te voorkomen dat ze via een kleine omweg toch gratis kunnen afdrukken of iets fout kunnen doen met de printer mogen de studenten niet via een andere poort op de printer.</text:span></text:p>
      <text:p text:style-name="P16"><text:span text:style-name="T14"/></text:p>
      <text:p text:style-name="P16"><text:span text:style-name="T14">– Bezoekers : Bezoekers mogen niet met de printers werken</text:span></text:p>
      <text:p text:style-name="P16"><text:span text:style-name="T14"/></text:p>
      <text:p text:style-name="P16"><text:span text:style-name="T14">dit is om veiligheidsredenene en zodat ze het niet kapot kunnen maken.</text:span></text:p>
      <text:p text:style-name="P16"><text:span text:style-name="T14"/></text:p>
      <text:p text:style-name="P16"><text:span text:style-name="T14"/></text:p>
      <text:p text:style-name="P16"><text:soft-page-break/><text:span text:style-name="T16">PingPing:</text:span></text:p>
      <text:p text:style-name="P16"><text:span text:style-name="T14"/></text:p>
      <text:p text:style-name="P16"><text:span text:style-name="T14">– Docenten/</text:span><text:span text:style-name="T15">management/IT-dienst</text:span><text:span text:style-name="T14"> : De docenten krijgen een persoonliijke kaart met daar hun ‘wallet’ op. Op deze kaart staan een pincode voordat er iets mee kan gedaan worden.</text:span></text:p>
      <text:p text:style-name="P16"><text:span text:style-name="T14"/></text:p>
      <text:p text:style-name="P18"><text:span text:style-name="T14">De reden dat er een code op de kaart staat is omdat er wekelijks een bedrag op wordt gestort <text:s/>voor de docenten om te eten/printen. </text:span></text:p>
      <text:p text:style-name="P18"><text:span text:style-name="T14"/></text:p>
      <text:p text:style-name="P18"><text:span text:style-name="T14">// TODO vul veiligheid guidelines aan voor studenten + argumentatie </text:span></text:p>
      <text:p text:style-name="P18"><text:span text:style-name="T14">– studenten :</text:span></text:p>
      <text:p text:style-name="P18"><text:span text:style-name="T14"/></text:p>
      <text:p text:style-name="P18"><text:span text:style-name="T14">-bezoekers : <text:s/>krijgen geen pingping kaart</text:span></text:p>
      <text:p text:style-name="P18"><text:span text:style-name="T14"/></text:p>
      <text:p text:style-name="P18"><text:span text:style-name="T14">// TODO vul guidelines voor password policy aan voor iedereen</text:span></text:p>
      <text:p text:style-name="P18"><text:span text:style-name="T14">// see : </text:span></text:p>
      <text:p text:style-name="P20"><text:span text:style-name="T12">// </text:span><text:a xlink:type="simple" xlink:href="https://blog.devolutions.net/2018/02/top-10-password-policies-and-best-practices-for-system-administrators" text:style-name="Internet_20_link" text:visited-style-name="Visited_20_Internet_20_Link"><text:span text:style-name="T14">https://blog.devolutions.net/2018/02/top-10-password-policies-and-best-practices-for-system-administrators</text:span></text:a></text:p>
      <text:p text:style-name="P20"><text:span text:style-name="T12"/></text:p>
      <text:p text:style-name="P13"><text:span text:style-name="T4">Password policy</text:span></text:p>
      <text:p text:style-name="P18"><text:span text:style-name="T4"/></text:p>
      <text:p text:style-name="P11"><text:span text:style-name="T4">– Docenten:</text:span></text:p>
      <text:p text:style-name="P11"><text:span text:style-name="T4"/></text:p>
      <text:p text:style-name="P11"><text:span text:style-name="T4">– Management:</text:span></text:p>
      <text:p text:style-name="P11"><text:span text:style-name="T4"/></text:p>
      <text:p text:style-name="P11"><text:span text:style-name="T4">– IT-dienst :</text:span></text:p>
      <text:p text:style-name="P11"><text:span text:style-name="T4"/></text:p>
      <text:p text:style-name="P11"><text:span text:style-name="T4">– Studenten:</text:span></text:p>
      <text:p text:style-name="P1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4:35:26.945088374</meta:creation-date>
    <dc:date>2019-04-27T18:48:01.472829883</dc:date>
    <meta:editing-duration>PT2M52S</meta:editing-duration>
    <meta:editing-cycles>1</meta:editing-cycles>
    <meta:generator>LibreOffice/6.0.7.3$Linux_X86_64 LibreOffice_project/00m0$Build-3</meta:generator>
    <meta:document-statistic meta:table-count="0" meta:image-count="0" meta:object-count="0" meta:page-count="3" meta:paragraph-count="41" meta:word-count="790" meta:character-count="4954" meta:non-whitespace-character-count="4179"/>
  </office:meta>
</office:document-meta>
</file>